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Utils.discoverMethods( final Class pClazz , final Matcher p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discoverFields( final Class p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discoverMethods( final Class p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Utils.discoverMethods( final Class pClazz , final Matcher pMatcher , final Indexer pIndex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lectionUtils.discoverFields( final Class pClazz , final Matcher pMatcher , final Indexer pIndex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flectionUtils.discoverFields( final Class pClazz , final Matcher p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dexer.put( final Map pMap , final String pKey , final Object p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atcher.matches( final String 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